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3cm"/>
    </style:style>
    <style:style style:name="gr2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2cm"/>
    </style:style>
    <style:style style:name="gr3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4cm"/>
    </style:style>
    <style:style style:name="gr4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217cm" fo:min-width="0cm"/>
    </style:style>
    <style:style style:name="gr7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17cm" fo:min-width="0cm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17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17cm" fo:min-width="0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55cm"/>
    </style:style>
    <style:style style:name="gr1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17cm" fo:min-width="1.033cm"/>
    </style:style>
    <style:style style:name="gr13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17cm" fo:min-width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roid Sans" fo:font-size="8pt" style:font-size-asian="8pt" style:font-size-complex="8pt"/>
    </style:style>
    <style:style style:name="P4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margin-top="0.42cm" fo:margin-bottom="0.35cm" fo:text-align="center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Droid Sans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33cm" svg:height="0.467cm" svg:x="3.6cm" svg:y="11.533cm">
          <text:p text:style-name="P1"><text:span text:style-name="T1">Lorem_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1.533cm" svg:height="0.467cm" svg:x="6cm" svg:y="11.533cm">
          <text:p text:style-name="P1"><text:span text:style-name="T1">sum_do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532cm" svg:height="0.467cm" svg:x="8.334cm" svg:y="11.533cm">
          <text:p text:style-name="P1"><text:span text:style-name="T1">r_sit_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1.534cm" svg:height="0.467cm" svg:x="10.666cm" svg:y="11.533cm">
          <text:p text:style-name="P1"><text:span text:style-name="T1">met,_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0.399cm" svg:height="0.467cm" svg:x="7.33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7.533cm" svg:y1="9.567cm" svg:x2="4.366cm" svg:y2="11.533cm" draw:start-shape="id1" draw:start-glue-point="2" draw:end-shape="id2" draw:end-glue-point="0" svg:d="M7533 9567l-3167 1966" svg:viewBox="0 0 3168 1967">
          <text:p/>
        </draw:connector>
        <draw:custom-shape draw:style-name="gr4" draw:text-style-name="P2" xml:id="id3" draw:id="id3" draw:layer="layout" svg:width="0.334cm" svg:height="0.467cm" svg:x="7.733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399cm" svg:height="0.467cm" svg:x="8.067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0.401cm" svg:height="0.467cm" svg:x="8.466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7.9cm" svg:y1="9.567cm" svg:x2="6.766cm" svg:y2="11.533cm" draw:start-shape="id3" draw:start-glue-point="2" draw:end-shape="id4" draw:end-glue-point="0" svg:d="M7900 9567l-1134 1966" svg:viewBox="0 0 1135 1967">
          <text:p/>
        </draw:connector>
        <draw:connector draw:style-name="gr5" draw:text-style-name="P2" draw:layer="layout" draw:type="line" svg:x1="8.266cm" svg:y1="9.567cm" svg:x2="9.1cm" svg:y2="11.533cm" draw:start-shape="id5" draw:start-glue-point="2" draw:end-shape="id6" draw:end-glue-point="0" svg:d="M8266 9567l834 1966" svg:viewBox="0 0 835 1967">
          <text:p/>
        </draw:connector>
        <draw:connector draw:style-name="gr5" draw:text-style-name="P2" draw:layer="layout" draw:type="line" svg:x1="8.666cm" svg:y1="9.567cm" svg:x2="11.433cm" svg:y2="11.533cm" draw:start-shape="id7" draw:start-glue-point="2" draw:end-shape="id8" draw:end-glue-point="0" svg:d="M8666 9567l2767 1966" svg:viewBox="0 0 2768 1967">
          <text:p/>
        </draw:connector>
        <draw:custom-shape draw:style-name="gr6" draw:text-style-name="P3" draw:layer="layout" svg:width="0.401cm" svg:height="0.467cm" svg:x="6.933cm" svg:y="9.1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3.2cm" svg:y="11.533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5.6cm" svg:y="11.533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7.934cm" svg:y="11.533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99cm" svg:height="0.467cm" svg:x="10.267cm" svg:y="11.533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1.533cm" svg:height="0.467cm" svg:x="13.012cm" svg:y="11.532cm">
          <text:p text:style-name="P1"><text:span text:style-name="T1">sectet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533cm" svg:height="0.467cm" svg:x="15.412cm" svg:y="11.532cm">
          <text:p text:style-name="P1"><text:span text:style-name="T1">_adipi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4" draw:id="id14" draw:layer="layout" svg:width="1.532cm" svg:height="0.467cm" svg:x="17.746cm" svg:y="11.532cm">
          <text:p text:style-name="P1"><text:span text:style-name="T1">ing_e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0.399cm" svg:height="0.467cm" svg:x="15.746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5.945cm" svg:y1="9.566cm" svg:x2="13.778cm" svg:y2="11.532cm" draw:start-shape="id9" draw:start-glue-point="2" draw:end-shape="id10" draw:end-glue-point="0" svg:d="M15945 9566l-2167 1966" svg:viewBox="0 0 2168 1967">
          <text:p/>
        </draw:connector>
        <draw:custom-shape draw:style-name="gr4" draw:text-style-name="P2" xml:id="id11" draw:id="id11" draw:layer="layout" svg:width="0.334cm" svg:height="0.467cm" svg:x="16.145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0.399cm" svg:height="0.467cm" svg:x="16.479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1" draw:id="id21" draw:layer="layout" svg:width="0.401cm" svg:height="0.467cm" svg:x="16.878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6.312cm" svg:y1="9.566cm" svg:x2="16.178cm" svg:y2="11.532cm" draw:start-shape="id11" draw:start-glue-point="2" draw:end-shape="id12" draw:end-glue-point="0" svg:d="M16312 9566l-134 1966" svg:viewBox="0 0 135 1967">
          <text:p/>
        </draw:connector>
        <draw:connector draw:style-name="gr5" draw:text-style-name="P2" draw:layer="layout" draw:type="line" svg:x1="16.678cm" svg:y1="9.566cm" svg:x2="18.512cm" svg:y2="11.532cm" draw:start-shape="id13" draw:start-glue-point="2" draw:end-shape="id14" draw:end-glue-point="0" svg:d="M16678 9566l1834 1966" svg:viewBox="0 0 1835 1967">
          <text:p/>
        </draw:connector>
        <draw:custom-shape draw:style-name="gr6" draw:text-style-name="P3" draw:layer="layout" svg:width="0.401cm" svg:height="0.467cm" svg:x="15.345cm" svg:y="9.09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12.612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15.012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17.346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0.399cm" svg:height="0.467cm" svg:x="15.767cm" svg:y="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0.334cm" svg:height="0.467cm" svg:x="16.166cm" svg:y="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3" draw:id="id23" draw:layer="layout" svg:width="0.399cm" svg:height="0.467cm" svg:x="16.5cm" svg:y="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01cm" svg:height="0.467cm" svg:x="16.899cm" svg:y="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01cm" svg:height="0.467cm" svg:x="15.366cm" svg:y="6.433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15.966cm" svg:y1="6.9cm" svg:x2="7.9cm" svg:y2="9.1cm" draw:start-shape="id15" draw:start-glue-point="2" draw:end-shape="id3" draw:end-glue-point="0" svg:d="M15966 6900l-8066 2200" svg:viewBox="0 0 8067 2201">
          <text:p/>
        </draw:connector>
        <draw:connector draw:style-name="gr10" draw:text-style-name="P2" draw:layer="layout" draw:type="line" svg:x1="16.333cm" svg:y1="6.9cm" svg:x2="16.312cm" svg:y2="9.099cm" draw:start-shape="id16" draw:start-glue-point="2" draw:end-shape="id11" draw:end-glue-point="0" svg:d="M16333 6900l-21 2199" svg:viewBox="0 0 22 2200">
          <text:p/>
        </draw:connector>
        <draw:frame draw:style-name="gr11" draw:text-style-name="P4" xml:id="id24" draw:id="id24" draw:layer="layout" svg:width="13.4cm" svg:height="0.8cm" svg:x="9.6cm" svg:y="4.2cm">
          <draw:text-box>
            <text:p text:style-name="P4"><text:span text:style-name="T3">Lorem ipsum dolor sit amet, consectetur adipiscing elit </text:span><text:span text:style-name="T4">pellentesque tempor</text:span></text:p>
          </draw:text-box>
        </draw:frame>
        <draw:custom-shape draw:style-name="gr12" draw:text-style-name="P6" xml:id="id18" draw:id="id18" draw:layer="layout" svg:width="1.533cm" svg:height="0.467cm" svg:x="22.3cm" svg:y="11.532cm">
          <text:p text:style-name="P5"><text:span text:style-name="T5">tesque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0" draw:id="id20" draw:layer="layout" svg:width="1.533cm" svg:height="0.467cm" svg:x="24.7cm" svg:y="11.532cm">
          <text:p text:style-name="P4"><text:span text:style-name="T5">temp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7" draw:id="id17" draw:layer="layout" svg:width="0.399cm" svg:height="0.467cm" svg:x="23.834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24.033cm" svg:y1="9.566cm" svg:x2="23.066cm" svg:y2="11.532cm" draw:start-shape="id17" draw:start-glue-point="2" draw:end-shape="id18" draw:end-glue-point="0" svg:d="M24033 9566l-967 1966" svg:viewBox="0 0 968 1967">
          <text:p/>
        </draw:connector>
        <draw:custom-shape draw:style-name="gr8" draw:text-style-name="P2" xml:id="id19" draw:id="id19" draw:layer="layout" svg:width="0.334cm" svg:height="0.467cm" svg:x="24.233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399cm" svg:height="0.467cm" svg:x="24.567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01cm" svg:height="0.467cm" svg:x="24.966cm" svg:y="9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24.4cm" svg:y1="9.566cm" svg:x2="25.466cm" svg:y2="11.532cm" draw:start-shape="id19" draw:start-glue-point="2" draw:end-shape="id20" draw:end-glue-point="0" svg:d="M24400 9566l1066 1966" svg:viewBox="0 0 1067 1967">
          <text:p/>
        </draw:connector>
        <draw:custom-shape draw:style-name="gr6" draw:text-style-name="P3" draw:layer="layout" svg:width="0.401cm" svg:height="0.467cm" svg:x="23.433cm" svg:y="9.09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21.9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cm" svg:height="0.467cm" svg:x="24.3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22" draw:id="id22" draw:layer="layout" svg:width="1.533cm" svg:height="0.467cm" svg:x="20cm" svg:y="11.532cm">
          <text:p text:style-name="P1"><text:span text:style-name="T1">_</text:span><text:span text:style-name="T5">pell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4cm" svg:height="0.467cm" svg:x="19.6cm" svg:y="11.532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17.078cm" svg:y1="9.566cm" svg:x2="20.766cm" svg:y2="11.532cm" draw:start-shape="id21" draw:start-glue-point="2" draw:end-shape="id22" draw:end-glue-point="0" svg:d="M17078 9566l3688 1966" svg:viewBox="0 0 3689 1967">
          <text:p/>
        </draw:connector>
        <draw:connector draw:style-name="gr13" draw:text-style-name="P2" draw:layer="layout" draw:type="line" svg:x1="16.699cm" svg:y1="6.9cm" svg:x2="24.4cm" svg:y2="9.099cm" draw:start-shape="id23" draw:start-glue-point="2" draw:end-shape="id19" draw:end-glue-point="0" svg:d="M16699 6900l7701 2199" svg:viewBox="0 0 7702 2200">
          <text:p/>
        </draw:connector>
        <draw:connector draw:style-name="gr5" draw:text-style-name="P2" draw:layer="layout" draw:type="line" svg:x1="16.3cm" svg:y1="5cm" svg:x2="16.333cm" svg:y2="6.433cm" draw:start-shape="id24" draw:start-glue-point="2" draw:end-shape="id16" draw:end-glue-point="0" svg:d="M16300 5000l33 1433" svg:viewBox="0 0 34 14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2:25:57.171348451</meta:creation-date>
    <dc:date>2015-07-20T14:03:18.533463214</dc:date>
    <dc:creator>mouns </dc:creator>
    <meta:editing-duration>PT1H5M25S</meta:editing-duration>
    <meta:editing-cycles>10</meta:editing-cycles>
    <meta:generator>LibreOffice/4.3.3.2$Linux_x86 LibreOffice_project/430m0$Build-2</meta:generator>
    <meta:document-statistic meta:object-count="55"/>
  </office:meta>
</office:document-meta>
</file>